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.24mm"/>
    </style:style>
    <style:style style:name="co2" style:family="table-column">
      <style:table-column-properties fo:break-before="auto" style:column-width="112.0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4.82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145.87mm"/>
    </style:style>
    <style:style style:name="co7" style:family="table-column">
      <style:table-column-properties fo:break-before="auto" style:column-width="99.4mm"/>
    </style:style>
    <style:style style:name="co8" style:family="table-column">
      <style:table-column-properties fo:break-before="auto" style:column-width="9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shapes>
          <draw:frame draw:z-index="0" draw:style-name="gr1" draw:text-style-name="P1" svg:width="214.73mm" svg:height="89.93mm" svg:x="19.66mm" svg:y="106.42mm">
            <draw:object draw:notify-on-update-of-ranges="Q2.F1:Q2.F1 Q2.E2:Q2.E2 Q2.F2:Q2.F2 Q2.E3:Q2.E3 Q2.F3:Q2.F3 Q2.E4:Q2.E4 Q2.F4:Q2.F4 Q2.E5:Q2.E5 Q2.F5:Q2.F5 Q2.E6:Q2.E6 Q2.F6:Q2.F6 Q2.E7:Q2.E7 Q2.F7:Q2.F7 Q2.E8:Q2.E8 Q2.F8:Q2.F8 Q2.E9:Q2.E9 Q2.F9:Q2.F9 Q2.E10:Q2.E10 Q2.F10:Q2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Key-words</text:p>
          </table:table-cell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Qtd</text:p>
          </table:table-cell>
          <table:table-cell/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Qtd</text:p>
          </table:table-cell>
        </table:table-row>
        <table:table-row table:style-name="ro1">
          <table:table-cell office:value-type="string" calcext:value-type="string">
            <text:p>Replica representation</text:p>
          </table:table-cell>
          <table:table-cell office:value-type="string" calcext:value-type="string">
            <text:p>Representation of replicas or cluste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Representation of replicas or clust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base representation / data storage</text:p>
          </table:table-cell>
          <table:table-cell office:value-type="string" calcext:value-type="string">
            <text:p>Data Storage Representa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ata Storage Representa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pes</text:p>
          </table:table-cell>
          <table:table-cell office:value-type="string" calcext:value-type="string">
            <text:p>Use of shapes and arrow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Use of shapes and arrow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rows</text:p>
          </table:table-cell>
          <table:table-cell office:value-type="string" calcext:value-type="string">
            <text:p>Use of shapes and arrow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Use of colo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e of colors</text:p>
          </table:table-cell>
          <table:table-cell office:value-type="string" calcext:value-type="string">
            <text:p>Use of colors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Use of logo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implicity</text:p>
          </table:table-cell>
          <table:table-cell office:value-type="string" calcext:value-type="string">
            <text:p>Simplicity, clarity and aesthetic quality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Graphical differentiation between elements with different functi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tinction between events</text:p>
          </table:table-cell>
          <table:table-cell office:value-type="string" calcext:value-type="string">
            <text:p>Graphical differentiation between elements with different func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inction between forms of communication</text:p>
          </table:table-cell>
          <table:table-cell office:value-type="string" calcext:value-type="string">
            <text:p>Graphical differentiation between elements with different func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plicity, clarity and aesthetic qual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esthetic quality</text:p>
          </table:table-cell>
          <table:table-cell office:value-type="string" calcext:value-type="string">
            <text:p>Simplicity, clarity and aesthetic qual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answ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se of technology logos</text:p>
          </table:table-cell>
          <table:table-cell office:value-type="string" calcext:value-type="string">
            <text:p>Use of logo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inction between tables and logs</text:p>
          </table:table-cell>
          <table:table-cell office:value-type="string" calcext:value-type="string">
            <text:p>Graphical differentiation between elements with different functi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ity</text:p>
          </table:table-cell>
          <table:table-cell office:value-type="string" calcext:value-type="string">
            <text:p>Simplicity, clarity and aesthetic qual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 notation</text:p>
          </table:table-cell>
          <table:table-cell office:value-type="string" calcext:value-type="string">
            <text:p>Not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erent types of arrows</text:p>
          </table:table-cell>
          <table:table-cell office:value-type="string" calcext:value-type="string">
            <text:p>Use of shapes and arrow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ety of shapes</text:p>
          </table:table-cell>
          <table:table-cell office:value-type="string" calcext:value-type="string">
            <text:p>Use of shapes and arro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answer</text:p>
          </table:table-cell>
          <table:table-cell office:value-type="string" calcext:value-type="string">
            <text:p>No answ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d not understand the question</text:p>
          </table:table-cell>
          <table:table-cell office:value-type="string" calcext:value-type="string">
            <text:p>No answ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d not highlight positive points</text:p>
          </table:table-cell>
          <table:table-cell office:value-type="string" calcext:value-type="string">
            <text:p>No answ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Q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Key-words</text:p>
          </table:table-cell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Qtd</text:p>
          </table:table-cell>
        </table:table-row>
        <table:table-row table:style-name="ro1">
          <table:table-cell office:value-type="string" calcext:value-type="string">
            <text:p>no definition of start and end point</text:p>
          </table:table-cell>
          <table:table-cell office:value-type="string" calcext:value-type="string">
            <text:p>Definition of start and end po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ck of subtitles</text:p>
          </table:table-cell>
          <table:table-cell office:value-type="string" calcext:value-type="string">
            <text:p>Lack of subtit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sence of semantics related to geometric shapes</text:p>
          </table:table-cell>
          <table:table-cell office:value-type="string" calcext:value-type="string">
            <text:p>Problems related to the geographic shape of n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esentation of replicas (lack of details)</text:p>
          </table:table-cell>
          <table:table-cell office:value-type="string" calcext:value-type="string">
            <text:p>Problems related to the geographic shape of n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ck of details about any specific module (eg Kafka)</text:p>
          </table:table-cell>
          <table:table-cell office:value-type="string" calcext:value-type="string">
            <text:p>Problems related to the geographic shape of n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ck of clarity regarding the flow represented by arrows</text:p>
          </table:table-cell>
          <table:table-cell office:value-type="string" calcext:value-type="string">
            <text:p>Problems related to arrows (communication, interaction or compositio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ck of details in interactions</text:p>
          </table:table-cell>
          <table:table-cell office:value-type="string" calcext:value-type="string">
            <text:p>Problems related to arrows (communication, interaction or compositio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ack of details on color us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ck of details on using arrows</text:p>
          </table:table-cell>
          <table:table-cell office:value-type="string" calcext:value-type="string">
            <text:p>Problems related to arrows (communication, interaction or compositio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ck of details in the use of some geometric shapes</text:p>
          </table:table-cell>
          <table:table-cell office:value-type="string" calcext:value-type="string">
            <text:p>Problems related to the geographic shape of n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iagram is incomprehensible</text:p>
          </table:table-cell>
          <table:table-cell office:value-type="string" calcext:value-type="string">
            <text:p>Problems understanding the diagram as a wh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ck of clarity in the use of some graphics</text:p>
          </table:table-cell>
          <table:table-cell office:value-type="string" calcext:value-type="string">
            <text:p>Problems related to the geographic shape of n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fficulty in associating diagram elements and the functionality they represent</text:p>
          </table:table-cell>
          <table:table-cell office:value-type="string" calcext:value-type="string">
            <text:p>Problems related to the geographic shape of n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 Lack of clarity in the use of some graphics</text:p>
          </table:table-cell>
          <table:table-cell office:value-type="string" calcext:value-type="string">
            <text:p>Problems related to the geographic shape of n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 the diagram looks confused</text:p>
          </table:table-cell>
          <table:table-cell office:value-type="string" calcext:value-type="string">
            <text:p>Problems understanding the diagram as a wh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 lack of details in the representation of some elements</text:p>
          </table:table-cell>
          <table:table-cell office:value-type="string" calcext:value-type="string">
            <text:p>Problems related to the geographic shape of nod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ck of details in interactions</text:p>
          </table:table-cell>
          <table:table-cell office:value-type="string" calcext:value-type="string">
            <text:p>Problems related to arrows (communication, interaction or composition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lack of details about elements (nodes)</text:p>
          </table:table-cell>
          <table:table-cell office:value-type="string" calcext:value-type="string">
            <text:p>Problems related to the geographic shape of n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ack of clarity in the representation of some elements (nodes)</text:p>
          </table:table-cell>
          <table:table-cell office:value-type="string" calcext:value-type="string">
            <text:p>Problems related to the geographic shape of n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 Lack of clarity in differentiating between arrow categories</text:p>
          </table:table-cell>
          <table:table-cell office:value-type="string" calcext:value-type="string">
            <text:p>Problems related to arrows (communication, interaction or compositio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 Lack of clarity regarding the meaning of stacked elements</text:p>
          </table:table-cell>
          <table:table-cell office:value-type="string" calcext:value-type="string">
            <text:p>Problems related to the geographic shape of n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sence of distinct geometric shapes to represent different elements of the system</text:p>
          </table:table-cell>
          <table:table-cell office:value-type="string" calcext:value-type="string">
            <text:p>Problems related to the geographic shape of n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ome information is unnecessary</text:p>
          </table:table-cell>
          <table:table-cell office:value-type="string" calcext:value-type="string">
            <text:p>Unnecessary inform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answer</text:p>
          </table:table-cell>
          <table:table-cell office:value-type="string" calcext:value-type="string">
            <text:p>No answ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d not understand the question</text:p>
          </table:table-cell>
          <table:table-cell office:value-type="string" calcext:value-type="string">
            <text:p>No answ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 problem was mentioned.</text:p>
          </table:table-cell>
          <table:table-cell office:value-type="string" calcext:value-type="string">
            <text:p>No answer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8:47:21.0512167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6T14:48:48.250127355</meta:creation-date>
    <dc:date>2021-09-13T14:55:54.418225857</dc:date>
    <meta:editing-duration>P3DT14H53M39S</meta:editing-duration>
    <meta:editing-cycles>9</meta:editing-cycles>
    <meta:generator>LibreOffice/6.0.7.3$Linux_X86_64 LibreOffice_project/00m0$Build-3</meta:generator>
    <meta:document-statistic meta:table-count="2" meta:cell-count="1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474cm" svg:height="8.994cm" xlink:href=".." xlink:type="simple" chart:class="chart:bar" chart:style-name="ch1">
        <chart:legend chart:legend-position="end" svg:x="14.792cm" svg:y="2.007cm" style:legend-expansion="high" chart:style-name="ch2"/>
        <chart:plot-area chart:style-name="ch3" table:cell-range-address="Q2.E1:Q2.F10" chart:data-source-has-labels="both" svg:x="0.429cm" svg:y="0.179cm" svg:width="13.934cm" svg:height="8.636cm">
          <chartooo:coordinate-region svg:x="1.05cm" svg:y="0.379cm" svg:width="13.313cm" svg:height="7.789cm"/>
          <chart:axis chart:dimension="x" chart:name="primary-x" chart:style-name="ch4" chartooo:axis-type="auto">
            <chartooo:date-scale/>
            <chart:categories table:cell-range-address="Q2.F1:Q2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2.F2:Q2.F2" chart:label-cell-address="Q2.E2:Q2.E2" chart:class="chart:bar">
            <chart:data-point/>
          </chart:series>
          <chart:series chart:style-name="ch8" chart:values-cell-range-address="Q2.F3:Q2.F3" chart:label-cell-address="Q2.E3:Q2.E3" chart:class="chart:bar">
            <chart:data-point/>
          </chart:series>
          <chart:series chart:style-name="ch9" chart:values-cell-range-address="Q2.F4:Q2.F4" chart:label-cell-address="Q2.E4:Q2.E4" chart:class="chart:bar">
            <chart:data-point/>
          </chart:series>
          <chart:series chart:style-name="ch10" chart:values-cell-range-address="Q2.F5:Q2.F5" chart:label-cell-address="Q2.E5:Q2.E5" chart:class="chart:bar">
            <chart:data-point/>
          </chart:series>
          <chart:series chart:style-name="ch11" chart:values-cell-range-address="Q2.F6:Q2.F6" chart:label-cell-address="Q2.E6:Q2.E6" chart:class="chart:bar">
            <chart:data-point/>
          </chart:series>
          <chart:series chart:style-name="ch12" chart:values-cell-range-address="Q2.F7:Q2.F7" chart:label-cell-address="Q2.E7:Q2.E7" chart:class="chart:bar">
            <chart:data-point/>
          </chart:series>
          <chart:series chart:style-name="ch13" chart:values-cell-range-address="Q2.F8:Q2.F8" chart:label-cell-address="Q2.E8:Q2.E8" chart:class="chart:bar">
            <chart:data-point/>
          </chart:series>
          <chart:series chart:style-name="ch14" chart:values-cell-range-address="Q2.F9:Q2.F9" chart:label-cell-address="Q2.E9:Q2.E9" chart:class="chart:bar">
            <chart:data-point/>
          </chart:series>
          <chart:series chart:style-name="ch15" chart:values-cell-range-address="Q2.F10:Q2.F10" chart:label-cell-address="Q2.E10:Q2.E10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</text:p>
                <draw:g>
                  <svg:desc>Q2.F1:Q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resentation of replicas or clusters</text:p>
                <draw:g>
                  <svg:desc>Q2.E2:Q2.E2</svg:desc>
                </draw:g>
              </table:table-cell>
              <table:table-cell office:value-type="float" office:value="4">
                <text:p>4</text:p>
                <draw:g>
                  <svg:desc>Q2.F2:Q2.F2</svg:desc>
                </draw:g>
              </table:table-cell>
            </table:table-row>
            <table:table-row>
              <table:table-cell office:value-type="string">
                <text:p>Data Storage Representation</text:p>
                <draw:g>
                  <svg:desc>Q2.E3:Q2.E3</svg:desc>
                </draw:g>
              </table:table-cell>
              <table:table-cell office:value-type="float" office:value="5">
                <text:p>5</text:p>
                <draw:g>
                  <svg:desc>Q2.F3:Q2.F3</svg:desc>
                </draw:g>
              </table:table-cell>
            </table:table-row>
            <table:table-row>
              <table:table-cell office:value-type="string">
                <text:p>Use of shapes and arrows</text:p>
                <draw:g>
                  <svg:desc>Q2.E4:Q2.E4</svg:desc>
                </draw:g>
              </table:table-cell>
              <table:table-cell office:value-type="float" office:value="5">
                <text:p>5</text:p>
                <draw:g>
                  <svg:desc>Q2.F4:Q2.F4</svg:desc>
                </draw:g>
              </table:table-cell>
            </table:table-row>
            <table:table-row>
              <table:table-cell office:value-type="string">
                <text:p>Use of colors</text:p>
                <draw:g>
                  <svg:desc>Q2.E5:Q2.E5</svg:desc>
                </draw:g>
              </table:table-cell>
              <table:table-cell office:value-type="float" office:value="3">
                <text:p>3</text:p>
                <draw:g>
                  <svg:desc>Q2.F5:Q2.F5</svg:desc>
                </draw:g>
              </table:table-cell>
            </table:table-row>
            <table:table-row>
              <table:table-cell office:value-type="string">
                <text:p>Use of logos</text:p>
                <draw:g>
                  <svg:desc>Q2.E6:Q2.E6</svg:desc>
                </draw:g>
              </table:table-cell>
              <table:table-cell office:value-type="float" office:value="2">
                <text:p>2</text:p>
                <draw:g>
                  <svg:desc>Q2.F6:Q2.F6</svg:desc>
                </draw:g>
              </table:table-cell>
            </table:table-row>
            <table:table-row>
              <table:table-cell office:value-type="string">
                <text:p>Graphical differentiation between elements with different functions</text:p>
                <draw:g>
                  <svg:desc>Q2.E7:Q2.E7</svg:desc>
                </draw:g>
              </table:table-cell>
              <table:table-cell office:value-type="float" office:value="3">
                <text:p>3</text:p>
                <draw:g>
                  <svg:desc>Q2.F7:Q2.F7</svg:desc>
                </draw:g>
              </table:table-cell>
            </table:table-row>
            <table:table-row>
              <table:table-cell office:value-type="string">
                <text:p>Notation</text:p>
                <draw:g>
                  <svg:desc>Q2.E8:Q2.E8</svg:desc>
                </draw:g>
              </table:table-cell>
              <table:table-cell office:value-type="float" office:value="1">
                <text:p>1</text:p>
                <draw:g>
                  <svg:desc>Q2.F8:Q2.F8</svg:desc>
                </draw:g>
              </table:table-cell>
            </table:table-row>
            <table:table-row>
              <table:table-cell office:value-type="string">
                <text:p>Simplicity, clarity and aesthetic quality</text:p>
                <draw:g>
                  <svg:desc>Q2.E9:Q2.E9</svg:desc>
                </draw:g>
              </table:table-cell>
              <table:table-cell office:value-type="float" office:value="5">
                <text:p>5</text:p>
                <draw:g>
                  <svg:desc>Q2.F9:Q2.F9</svg:desc>
                </draw:g>
              </table:table-cell>
            </table:table-row>
            <table:table-row>
              <table:table-cell office:value-type="string">
                <text:p>No answer</text:p>
                <draw:g>
                  <svg:desc>Q2.E10:Q2.E10</svg:desc>
                </draw:g>
              </table:table-cell>
              <table:table-cell office:value-type="float" office:value="12">
                <text:p>12</text:p>
                <draw:g>
                  <svg:desc>Q2.F10:Q2.F1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